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e71b7" officeooo:paragraph-rsid="000e71b7"/>
    </style:style>
    <style:style style:name="P2" style:family="paragraph" style:parent-style-name="Standard" style:list-style-name="L1">
      <style:text-properties officeooo:rsid="0004a7a5" officeooo:paragraph-rsid="0004a7a5"/>
    </style:style>
    <style:style style:name="P3" style:family="paragraph" style:parent-style-name="Standard" style:list-style-name="L1">
      <style:text-properties officeooo:rsid="00055229" officeooo:paragraph-rsid="00055229"/>
    </style:style>
    <style:style style:name="P4" style:family="paragraph" style:parent-style-name="Standard" style:list-style-name="L1">
      <style:text-properties officeooo:paragraph-rsid="00055229"/>
    </style:style>
    <style:style style:name="P5" style:family="paragraph" style:parent-style-name="Text_20_body" style:list-style-name="L2">
      <style:text-properties officeooo:rsid="0007312a" officeooo:paragraph-rsid="0007312a"/>
    </style:style>
    <style:style style:name="P6" style:family="paragraph" style:parent-style-name="Text_20_body" style:list-style-name="L3">
      <style:text-properties officeooo:rsid="0007312a" officeooo:paragraph-rsid="0007312a"/>
    </style:style>
    <style:style style:name="P7" style:family="paragraph" style:parent-style-name="Text_20_body">
      <style:text-properties officeooo:rsid="0009581e" officeooo:paragraph-rsid="0009581e"/>
    </style:style>
    <style:style style:name="P8" style:family="paragraph" style:parent-style-name="Text_20_body">
      <style:text-properties officeooo:rsid="000bb660" officeooo:paragraph-rsid="000bb660"/>
    </style:style>
    <style:style style:name="P9" style:family="paragraph" style:parent-style-name="Text_20_body" style:list-style-name="L3">
      <style:text-properties officeooo:paragraph-rsid="0007312a"/>
    </style:style>
    <style:style style:name="P10" style:family="paragraph" style:parent-style-name="Text_20_body">
      <style:text-properties officeooo:paragraph-rsid="000e71b7"/>
    </style:style>
    <style:style style:name="T1" style:family="text">
      <style:text-properties officeooo:rsid="00055229"/>
    </style:style>
    <style:style style:name="T2" style:family="text">
      <style:text-properties officeooo:rsid="0007312a"/>
    </style:style>
    <style:style style:name="T3" style:family="text">
      <style:text-properties officeooo:rsid="0009581e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09581e"/>
    </style:style>
    <style:style style:name="T6" style:family="text">
      <style:text-properties style:font-name="Liberation Serif" officeooo:rsid="000e71b7"/>
    </style:style>
    <style:style style:name="T7" style:family="text">
      <style:text-properties officeooo:rsid="000ca228"/>
    </style:style>
    <style:style style:name="T8" style:family="text">
      <style:text-properties officeooo:rsid="00136704"/>
    </style:style>
    <style:style style:name="T9" style:family="text">
      <style:text-properties officeooo:rsid="001611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LP: Natural Language Pro<text:tab/>cessing </text:h>
      <text:h text:style-name="Heading_20_2" text:outline-level="2">Applications</text:h>
      <text:list xml:id="list1141851069" text:style-name="L1">
        <text:list-item>
          <text:p text:style-name="P2">Machine translation</text:p>
        </text:list-item>
        <text:list-item>
          <text:p text:style-name="P2">Spam detection</text:p>
        </text:list-item>
        <text:list-item>
          <text:p text:style-name="P2">Part-of-speech (POS) tagging</text:p>
        </text:list-item>
        <text:list-item>
          <text:p text:style-name="P2">Named entity recognition</text:p>
        </text:list-item>
        <text:list-item>
          <text:p text:style-name="P2">---</text:p>
        </text:list-item>
        <text:list-item>
          <text:p text:style-name="P2">Sentiment analysis</text:p>
        </text:list-item>
        <text:list-item>
          <text:p text:style-name="P2">Coreference resolution</text:p>
        </text:list-item>
        <text:list-item>
          <text:p text:style-name="P2">Word sense disambiguation Machine translation</text:p>
        </text:list-item>
        <text:list-item>
          <text:p text:style-name="P3">Information extraction</text:p>
        </text:list-item>
        <text:list-item>
          <text:p text:style-name="P3">---</text:p>
        </text:list-item>
        <text:list-item>
          <text:p text:style-name="P3">Question answering</text:p>
        </text:list-item>
        <text:list-item>
          <text:p text:style-name="P3">Paraphrase</text:p>
        </text:list-item>
        <text:list-item>
          <text:p text:style-name="P4"><text:span text:style-name="T9">S</text:span>ummarization</text:p>
        </text:list-item>
        <text:list-item>
          <text:p text:style-name="P3">Dialog</text:p>
        </text:list-item>
      </text:list>
      <text:h text:style-name="Heading_20_1" text:outline-level="1">Ambiguity makes NPL hard</text:h>
      <text:list xml:id="list3275499736" text:style-name="L2">
        <text:list-item>
          <text:p text:style-name="P5">Crash blossom</text:p>
        </text:list-item>
        <text:list-item>
          <text:p text:style-name="P5">Syntactic </text:p>
        </text:list-item>
        <text:list-item>
          <text:p text:style-name="P5">Word sense ambiguation</text:p>
        </text:list-item>
      </text:list>
      <text:h text:style-name="Heading_20_1" text:outline-level="1">Why else is n<text:span text:style-name="T8">a</text:span>tural language processing hard</text:h>
      <text:list xml:id="list3815127290" text:style-name="L3">
        <text:list-item>
          <text:p text:style-name="P9"><text:span text:style-name="T2">No-stand</text:span><text:span text:style-name="T9">a</text:span><text:span text:style-name="T2">rd Engl</text:span><text:span text:style-name="T7">ish</text:span></text:p>
        </text:list-item>
        <text:list-item>
          <text:p text:style-name="P6">Word knowledge</text:p>
        </text:list-item>
        <text:list-item>
          <text:p text:style-name="P6">idioms</text:p>
        </text:list-item>
        <text:list-item>
          <text:p text:style-name="P9"><text:span text:style-name="T7">T</text:span><text:span text:style-name="T2">rick enti</text:span><text:span text:style-name="T7">t</text:span><text:span text:style-name="T2">y </text:span><text:span text:style-name="T3">name</text:span></text:p>
        </text:list-item>
      </text:list>
      <text:h text:style-name="P1" text:outline-level="1">Regular Expression:</text:h>
      <text:p text:style-name="P10">A regular expression is a sequence of characters that define a search pattern. </text:p>
      <text:h text:style-name="Heading_20_1" text:outline-level="1">About course:</text:h>
      <text:p text:style-name="P7"><text:span text:style-name="T4">Theory and methods for statistical</text:span></text:p>
      <text:p text:style-name="P7"><text:span text:style-name="T4">Viterbi </text:span><text:span text:style-name="T6">algorithm</text:span></text:p>
      <text:p text:style-name="P8"><text:span text:style-name="T4">Naive Bayes, Maximum classifier</text:span></text:p>
      <text:p text:style-name="P8"><text:span text:style-name="T4">N-gram language modeling</text:span></text:p>
      <text:p text:style-name="P8"><text:span text:style-name="T4">Statistical index</text:span></text:p>
      <text:p text:style-name="P8"><text:soft-page-break/><text:span text:style-name="T4">Inverted index, tf-idf</text:span></text:p>
      <text:p text:style-name="P8"><text:span text:style-name="T4">For formal, roubust real-bords. Information extraction, </text:span></text:p>
      <text:p text:style-name="P8"><text:span text:style-name="T4"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5T17:14:35.845311548</meta:creation-date>
    <dc:date>2020-06-15T20:17:18.216479849</dc:date>
    <meta:editing-duration>PT41M47S</meta:editing-duration>
    <meta:editing-cycles>7</meta:editing-cycles>
    <meta:generator>LibreOffice/6.4.2.2$Linux_X86_64 LibreOffice_project/40$Build-2</meta:generator>
    <meta:document-statistic meta:table-count="0" meta:image-count="0" meta:object-count="0" meta:page-count="2" meta:paragraph-count="35" meta:word-count="122" meta:character-count="793" meta:non-whitespace-character-count="723"/>
  </office:meta>
</office:document-meta>
</file>